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="none" style:writing-mode="lr-tb"/>
    </style:style>
    <style:style style:name="Течности" style:family="table">
      <style:table-properties style:width="190.01mm" style:rel-width="100%" table:align="left" style:shadow="none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4.74mm" style:rel-column-width="269*"/>
    </style:style>
    <style:style style:name="Течности.F" style:family="table-column">
      <style:table-column-properties style:column-width="23.46mm" style:rel-column-width="1330*"/>
    </style:style>
    <style:style style:name="Течности.G" style:family="table-column">
      <style:table-column-properties style:column-width="30.27mm" style:rel-column-width="1716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1mm" style:rel-width="100%" table:align="left" style:writing-mode="lr-tb"/>
    </style:style>
    <style:style style:name="Info.A" style:family="table-column">
      <style:table-column-properties style:column-width="37.01mm" style:rel-column-width="2098*"/>
    </style:style>
    <style:style style:name="Info.B" style:family="table-column">
      <style:table-column-properties style:column-width="23mm" style:rel-column-width="1304*"/>
    </style:style>
    <style:style style:name="Info.C" style:family="table-column">
      <style:table-column-properties style:column-width="37.89mm" style:rel-column-width="2148*"/>
    </style:style>
    <style:style style:name="Info.D" style:family="table-column">
      <style:table-column-properties style:column-width="4.76mm" style:rel-column-width="270*"/>
    </style:style>
    <style:style style:name="Info.E" style:family="table-column">
      <style:table-column-properties style:column-width="37.41mm" style:rel-column-width="2121*"/>
    </style:style>
    <style:style style:name="Info.F" style:family="table-column">
      <style:table-column-properties style:column-width="25.68mm" style:rel-column-width="1456*"/>
    </style:style>
    <style:style style:name="Info.G" style:family="table-column">
      <style:table-column-properties style:column-width="24.25mm" style:rel-column-width="1375*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F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F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F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F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G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90.01mm" style:rel-width="100%" table:align="left" style:shadow="none" style:writing-mode="lr-tb"/>
    </style:style>
    <style:style style:name="Table2.A" style:family="table-column">
      <style:table-column-properties style:column-width="28.58mm" style:rel-column-width="1620*"/>
    </style:style>
    <style:style style:name="Table2.B" style:family="table-column">
      <style:table-column-properties style:column-width="26.46mm" style:rel-column-width="1500*"/>
    </style:style>
    <style:style style:name="Table2.C" style:family="table-column">
      <style:table-column-properties style:column-width="25.4mm" style:rel-column-width="1440*"/>
    </style:style>
    <style:style style:name="Table2.D" style:family="table-column">
      <style:table-column-properties style:column-width="17.48mm" style:rel-column-width="991*"/>
    </style:style>
    <style:style style:name="Table2.E" style:family="table-column">
      <style:table-column-properties style:column-width="4.74mm" style:rel-column-width="269*"/>
    </style:style>
    <style:style style:name="Table2.F" style:family="table-column">
      <style:table-column-properties style:column-width="23.46mm" style:rel-column-width="1330*"/>
    </style:style>
    <style:style style:name="Table2.G" style:family="table-column">
      <style:table-column-properties style:column-width="30.27mm" style:rel-column-width="1716*"/>
    </style:style>
    <style:style style:name="Table2.H" style:family="table-column">
      <style:table-column-properties style:column-width="33.62mm" style:rel-column-width="190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97mm" fo:border="0.05pt solid #000000">
        <style:background-image/>
      </style:table-cell-properties>
    </style:style>
    <style:style style:name="Table2.E1" style:family="table-cell">
      <style:table-cell-properties fo:background-color="transparent" fo:padding="0.97mm" fo:border="none">
        <style:background-image/>
      </style:table-cell-properties>
    </style:style>
    <style:style style:name="Table2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H1" style:family="table-cell">
      <style:table-cell-properties fo:background-color="#b2b2b2" fo:padding="0.97mm" fo:border="0.5pt solid #000000">
        <style:background-image/>
      </style:table-cell-properties>
    </style:style>
    <style:style style:name="Table2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2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2.H2" style:family="table-cell">
      <style:table-cell-properties fo:background-color="transparent" fo:padding="0.97mm" fo:border="0.5pt solid #000000">
        <style:background-image/>
      </style:table-cell-properties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2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2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37.01mm" style:rel-column-width="2098*"/>
    </style:style>
    <style:style style:name="Table3.B" style:family="table-column">
      <style:table-column-properties style:column-width="23mm" style:rel-column-width="1304*"/>
    </style:style>
    <style:style style:name="Table3.C" style:family="table-column">
      <style:table-column-properties style:column-width="37.89mm" style:rel-column-width="2148*"/>
    </style:style>
    <style:style style:name="Table3.D" style:family="table-column">
      <style:table-column-properties style:column-width="4.76mm" style:rel-column-width="270*"/>
    </style:style>
    <style:style style:name="Table3.E" style:family="table-column">
      <style:table-column-properties style:column-width="37.41mm" style:rel-column-width="2121*"/>
    </style:style>
    <style:style style:name="Table3.F" style:family="table-column">
      <style:table-column-properties style:column-width="25.68mm" style:rel-column-width="1456*"/>
    </style:style>
    <style:style style:name="Table3.G" style:family="table-column">
      <style:table-column-properties style:column-width="24.25mm" style:rel-column-width="1375*"/>
    </style:style>
    <style:style style:name="Table3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C1" style:family="table-cell">
      <style:table-cell-properties fo:background-color="#b2b2b2" fo:padding="0.97mm" fo:border="1.7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3.C2" style:family="table-cell">
      <style:table-cell-properties fo:padding="0.97mm" fo:border-left="0.5pt solid #000000" fo:border-right="0.5pt solid #000000" fo:border-top="none" fo:border-bottom="0.5pt solid #000000"/>
    </style:style>
    <style:style style:name="Table3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C3" style:family="table-cell">
      <style:table-cell-properties fo:padding="0.97mm" fo:border-left="0.5pt solid #000000" fo:border-right="0.5pt solid #000000" fo:border-top="none" fo:border-bottom="0.5pt solid #000000"/>
    </style:style>
    <style:style style:name="Table3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3.F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3.G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C4" style:family="table-cell">
      <style:table-cell-properties fo:padding="0.97mm" fo:border-left="0.5pt solid #000000" fo:border-right="0.5pt solid #000000" fo:border-top="none" fo:border-bottom="0.5pt solid #000000"/>
    </style:style>
    <style:style style:name="Table3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3.F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C5" style:family="table-cell">
      <style:table-cell-properties fo:padding="0.97mm" fo:border-left="0.5pt solid #000000" fo:border-right="0.5pt solid #000000" fo:border-top="none" fo:border-bottom="0.5pt solid #000000"/>
    </style:style>
    <style:style style:name="Table3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3.F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C6" style:family="table-cell">
      <style:table-cell-properties fo:padding="0.97mm" fo:border-left="0.5pt solid #000000" fo:border-right="0.5pt solid #000000" fo:border-top="none" fo:border-bottom="0.5pt solid #000000"/>
    </style:style>
    <style:style style:name="Table3.A7" style:family="table-cell">
      <style:table-cell-properties fo:padding="0.97mm" fo:border-left="0.5pt solid #000000" fo:border-right="none" fo:border-top="none" fo:border-bottom="0.5pt solid #000000"/>
    </style:style>
    <style:style style:name="Table3.C7" style:family="table-cell">
      <style:table-cell-properties fo:padding="0.97mm" fo:border-left="0.5pt solid #000000" fo:border-right="0.5pt solid #000000" fo:border-top="none" fo:border-bottom="0.5pt solid #000000"/>
    </style:style>
    <style:style style:name="Table3.G7" style:family="table-cell">
      <style:table-cell-properties fo:background-color="transparent" fo:padding="0.97mm" fo:border="0.5pt solid #000000">
        <style:background-image/>
      </style:table-cell-properties>
    </style:style>
    <style:style style:name="Table3.A8" style:family="table-cell">
      <style:table-cell-properties fo:padding="0.97mm" fo:border-left="0.5pt solid #000000" fo:border-right="none" fo:border-top="none" fo:border-bottom="0.5pt solid #000000"/>
    </style:style>
    <style:style style:name="Table3.C8" style:family="table-cell">
      <style:table-cell-properties fo:padding="0.97mm" fo:border-left="0.5pt solid #000000" fo:border-right="0.5pt solid #000000" fo:border-top="none" fo:border-bottom="0.5pt solid #000000"/>
    </style:style>
    <style:style style:name="Table3.A9" style:family="table-cell">
      <style:table-cell-properties fo:padding="0.97mm" fo:border-left="0.5pt solid #000000" fo:border-right="none" fo:border-top="none" fo:border-bottom="0.5pt solid #000000"/>
    </style:style>
    <style:style style:name="Table3.C9" style:family="table-cell">
      <style:table-cell-properties fo:padding="0.97mm" fo:border-left="0.5pt solid #000000" fo:border-right="0.5pt solid #000000" fo:border-top="none" fo:border-bottom="0.5pt solid #000000"/>
    </style:style>
    <style:style style:name="Table3.A10" style:family="table-cell">
      <style:table-cell-properties fo:padding="0.97mm" fo:border-left="0.5pt solid #000000" fo:border-right="none" fo:border-top="none" fo:border-bottom="0.5pt solid #000000"/>
    </style:style>
    <style:style style:name="Table3.C10" style:family="table-cell">
      <style:table-cell-properties fo:padding="0.97mm" fo:border-left="0.5pt solid #000000" fo:border-right="0.5pt solid #000000" fo:border-top="none" fo:border-bottom="0.5pt solid #000000"/>
    </style:style>
    <style:style style:name="Table3.A11" style:family="table-cell">
      <style:table-cell-properties fo:padding="0.97mm" fo:border-left="0.5pt solid #000000" fo:border-right="none" fo:border-top="none" fo:border-bottom="0.5pt solid #000000"/>
    </style:style>
    <style:style style:name="Table3.C11" style:family="table-cell">
      <style:table-cell-properties fo:padding="0.97mm" fo:border-left="0.5pt solid #000000" fo:border-right="0.5pt solid #000000" fo:border-top="none" fo:border-bottom="0.5pt solid #000000"/>
    </style:style>
    <style:style style:name="Table3.A12" style:family="table-cell">
      <style:table-cell-properties fo:padding="0.97mm" fo:border-left="0.5pt solid #000000" fo:border-right="none" fo:border-top="none" fo:border-bottom="1.75pt solid #000000"/>
    </style:style>
    <style:style style:name="Table3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3.C12" style:family="table-cell">
      <style:table-cell-properties fo:padding="0.97mm" fo:border-left="0.5pt solid #000000" fo:border-right="0.5pt solid #000000" fo:border-top="none" fo:border-bottom="1.75pt solid #000000"/>
    </style:style>
    <style:style style:name="Table3.A13" style:family="table-cell">
      <style:table-cell-properties fo:padding="0.97mm" fo:border-left="0.5pt solid #000000" fo:border-right="none" fo:border-top="none" fo:border-bottom="0.5pt solid #000000"/>
    </style:style>
    <style:style style:name="Table3.C13" style:family="table-cell">
      <style:table-cell-properties fo:padding="0.97mm" fo:border-left="0.5pt solid #000000" fo:border-right="0.5pt solid #000000" fo:border-top="none" fo:border-bottom="0.5pt solid #000000"/>
    </style:style>
    <style:style style:name="Table3.A14" style:family="table-cell">
      <style:table-cell-properties fo:padding="0.97mm" fo:border-left="0.5pt solid #000000" fo:border-right="none" fo:border-top="none" fo:border-bottom="0.5pt solid #000000"/>
    </style:style>
    <style:style style:name="Table3.C14" style:family="table-cell">
      <style:table-cell-properties fo:padding="0.97mm" fo:border-left="0.5pt solid #000000" fo:border-right="0.5pt solid #000000" fo:border-top="none" fo:border-bottom="0.5pt solid #000000"/>
    </style:style>
    <style:style style:name="Table3.A15" style:family="table-cell">
      <style:table-cell-properties fo:padding="0.97mm" fo:border-left="0.5pt solid #000000" fo:border-right="none" fo:border-top="none" fo:border-bottom="0.5pt solid #000000"/>
    </style:style>
    <style:style style:name="Table3.C15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 style:master-page-name="Standard">
      <style:table-properties style:width="189.97mm" style:page-number="auto" table:align="left" style:writing-mode="lr-tb"/>
    </style:style>
    <style:style style:name="Table4.A" style:family="table-column">
      <style:table-column-properties style:column-width="63.32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97mm" fo:border="none" style:writing-mode="lr-tb"/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officeooo:paragraph-rsid="003fbbd8" style:font-name-complex="FreeSans"/>
    </style:style>
    <style:style style:name="P4" style:family="paragraph" style:parent-style-name="Standard">
      <style:text-properties style:font-name="FreeSans" fo:font-weight="bold" officeooo:rsid="001b3b5b" officeooo:paragraph-rsid="003fbbd8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3fbbd8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3fbbd8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text-properties officeooo:paragraph-rsid="003fbbd8"/>
    </style:style>
    <style:style style:name="P10" style:family="paragraph" style:parent-style-name="Table_20_Contents">
      <style:text-properties style:font-name="FreeSans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3fbbd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weight="bold" officeooo:rsid="001f99ba" officeooo:paragraph-rsid="001f99b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weight="bold" officeooo:rsid="001f99ba" officeooo:paragraph-rsid="003fbbd8" style:font-weight-asian="bold" style:font-weight-complex="bold"/>
    </style:style>
    <style:style style:name="P15" style:family="paragraph" style:parent-style-name="Table_20_Contents">
      <style:text-properties style:font-name="FreeSans" fo:font-weight="bold" officeooo:rsid="003a9509" officeooo:paragraph-rsid="003a950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weight="bold" officeooo:rsid="003a9509" officeooo:paragraph-rsid="003a950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weight="bold" officeooo:rsid="003a9509" officeooo:paragraph-rsid="003fbbd8" style:font-weight-asian="bold" style:font-weight-complex="bold"/>
    </style:style>
    <style:style style:name="P18" style:family="paragraph" style:parent-style-name="Table_20_Contents">
      <style:text-properties style:font-name="FreeSans" fo:font-weight="bold" officeooo:rsid="003a9509" officeooo:paragraph-rsid="003fbbd8" style:font-weight-asian="bold" style:font-weight-complex="bold"/>
    </style:style>
    <style:style style:name="P19" style:family="paragraph" style:parent-style-name="Table_20_Contents">
      <style:text-properties style:font-name="FreeSans" fo:font-weight="bold" officeooo:rsid="001b3b5b" officeooo:paragraph-rsid="003fbbd8" style:font-weight-asian="bold" style:font-weight-complex="bold"/>
    </style:style>
    <style:style style:name="P20" style:family="paragraph" style:parent-style-name="Table_20_Contents">
      <style:text-properties style:font-name="FreeSans" fo:font-weight="bold" officeooo:rsid="0049616c" officeooo:paragraph-rsid="0049616c" style:font-weight-asian="bold" style:font-weight-complex="bold"/>
    </style:style>
    <style:style style:name="P21" style:family="paragraph" style:parent-style-name="Table_20_Contents">
      <style:text-properties style:font-name="FreeSans" fo:font-weight="bold" style:font-weight-asian="bold" style:font-name-complex="FreeSans" style:font-weight-complex="bold"/>
    </style:style>
    <style:style style:name="P22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23" style:family="paragraph" style:parent-style-name="Table_20_Contents">
      <style:text-properties style:font-name="FreeSans" fo:font-weight="bold" officeooo:rsid="00324872" officeooo:paragraph-rsid="003fbbd8" style:font-weight-asian="bold" style:font-name-complex="FreeSans" style:font-weight-complex="bold"/>
    </style:style>
    <style:style style:name="P24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25" style:family="paragraph" style:parent-style-name="Table_20_Contents">
      <style:text-properties style:font-name="FreeSans" fo:font-weight="bold" officeooo:rsid="003d3154" officeooo:paragraph-rsid="003fbbd8" style:font-weight-asian="bold" style:font-name-complex="FreeSans" style:font-weight-complex="bold"/>
    </style:style>
    <style:style style:name="P26" style:family="paragraph" style:parent-style-name="Table_20_Contents">
      <style:text-properties style:font-name="FreeSans" fo:font-weight="bold" officeooo:paragraph-rsid="003fbbd8" style:font-weight-asian="bold" style:font-name-complex="FreeSans" style:font-weight-complex="bold"/>
    </style:style>
    <style:style style:name="P27" style:family="paragraph" style:parent-style-name="Table_20_Contents">
      <style:text-properties style:font-name="FreeSans" style:font-name-complex="FreeSans"/>
    </style:style>
    <style:style style:name="P28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paragraph-rsid="00237eea" style:font-name-complex="FreeSans"/>
    </style:style>
    <style:style style:name="P30" style:family="paragraph" style:parent-style-name="Table_20_Contents">
      <style:paragraph-properties fo:text-align="center" style:justify-single-word="false"/>
      <style:text-properties style:font-name="FreeSans" officeooo:paragraph-rsid="003fbbd8" style:font-name-complex="FreeSans"/>
    </style:style>
    <style:style style:name="P31" style:family="paragraph" style:parent-style-name="Table_20_Contents">
      <style:text-properties style:font-name="FreeSans" officeooo:paragraph-rsid="003fbbd8" style:font-name-complex="FreeSans"/>
    </style:style>
    <style:style style:name="P32" style:family="paragraph" style:parent-style-name="Table_20_Contents">
      <style:paragraph-properties fo:text-align="center" style:justify-single-word="false"/>
      <style:text-properties style:font-name="FreeSans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paragraph-rsid="00237eea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paragraph-rsid="003fbbd8"/>
    </style:style>
    <style:style style:name="P35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3fbbd8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3fbbd8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FreeSans" fo:font-size="12pt" fo:font-weight="bold" officeooo:rsid="003a9509" officeooo:paragraph-rsid="003fbbd8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FreeSans" fo:font-size="12pt" fo:font-style="normal" fo:font-weight="normal" officeooo:rsid="003a9509" officeooo:paragraph-rsid="003a9509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text-properties style:font-name="FreeSans" fo:font-size="12pt" fo:font-style="normal" fo:font-weight="normal" officeooo:rsid="003a9509" officeooo:paragraph-rsid="003fbb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text-properties style:font-name="FreeSans" officeooo:rsid="001b3b5b" officeooo:paragraph-rsid="001f99ba"/>
    </style:style>
    <style:style style:name="P44" style:family="paragraph" style:parent-style-name="Table_20_Contents">
      <style:text-properties style:font-name="FreeSans" officeooo:rsid="001b3b5b" officeooo:paragraph-rsid="003fbbd8"/>
    </style:style>
    <style:style style:name="P4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4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47" style:family="paragraph" style:parent-style-name="Table_20_Contents">
      <style:text-properties style:font-name="FreeSans" officeooo:paragraph-rsid="003fbbd8"/>
    </style:style>
    <style:style style:name="P4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3fbbd8"/>
    </style:style>
    <style:style style:name="P4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FreeSans" officeooo:paragraph-rsid="003fbbd8"/>
    </style:style>
    <style:style style:name="P50" style:family="paragraph" style:parent-style-name="Table_20_Contents">
      <style:text-properties style:font-name="FreeSans" fo:font-weight="normal" officeooo:rsid="001b3b5b" officeooo:paragraph-rsid="003fbbd8" style:font-weight-asian="normal" style:font-weight-complex="normal"/>
    </style:style>
    <style:style style:name="P51" style:family="paragraph" style:parent-style-name="Table_20_Contents">
      <style:text-properties style:font-name="FreeSans" fo:font-weight="normal" officeooo:rsid="0049616c" officeooo:paragraph-rsid="0049616c" style:font-weight-asian="normal" style:font-weight-complex="normal"/>
    </style:style>
    <style:style style:name="P52" style:family="paragraph" style:parent-style-name="Table_20_Heading">
      <style:text-properties style:font-name="FreeSans"/>
    </style:style>
    <style:style style:name="P53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54" style:family="paragraph" style:parent-style-name="Table_20_Heading">
      <style:text-properties style:font-name="FreeSans" fo:font-size="12pt" officeooo:rsid="0007460b" officeooo:paragraph-rsid="003fbbd8" style:font-size-asian="12pt" style:font-size-complex="12pt"/>
    </style:style>
    <style:style style:name="P55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56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57" style:family="paragraph" style:parent-style-name="Table_20_Heading">
      <style:text-properties style:font-name="FreeSans" fo:font-size="12pt" officeooo:rsid="003a9509" officeooo:paragraph-rsid="003fbbd8" style:font-size-asian="12pt" style:font-size-complex="12pt"/>
    </style:style>
    <style:style style:name="P58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59" style:family="paragraph" style:parent-style-name="Table_20_Heading">
      <style:paragraph-properties fo:text-align="center" style:justify-single-word="false"/>
      <style:text-properties style:font-name="FreeSans" officeooo:rsid="0010cb4d" officeooo:paragraph-rsid="003fbbd8"/>
    </style:style>
    <style:style style:name="P60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61" style:family="paragraph" style:parent-style-name="Table_20_Heading">
      <style:paragraph-properties fo:text-align="center" style:justify-single-word="false"/>
      <style:text-properties style:font-name="FreeSans" officeooo:rsid="00114dca" officeooo:paragraph-rsid="003fbbd8"/>
    </style:style>
    <style:style style:name="P62" style:family="paragraph" style:parent-style-name="Table_20_Heading">
      <style:text-properties style:font-name="FreeSans" officeooo:rsid="0018bcaa" officeooo:paragraph-rsid="0018bcaa"/>
    </style:style>
    <style:style style:name="P63" style:family="paragraph" style:parent-style-name="Table_20_Heading">
      <style:text-properties style:font-name="FreeSans" officeooo:rsid="0018bcaa" officeooo:paragraph-rsid="003fbbd8"/>
    </style:style>
    <style:style style:name="P64" style:family="paragraph" style:parent-style-name="Table_20_Heading">
      <style:text-properties style:font-name="FreeSans" officeooo:rsid="003a9509" officeooo:paragraph-rsid="003a9509"/>
    </style:style>
    <style:style style:name="P65" style:family="paragraph" style:parent-style-name="Table_20_Heading">
      <style:text-properties style:font-name="FreeSans" officeooo:rsid="003a9509" officeooo:paragraph-rsid="003fbbd8"/>
    </style:style>
    <style:style style:name="P66" style:family="paragraph" style:parent-style-name="Table_20_Heading">
      <style:text-properties style:font-name="FreeSans" officeooo:paragraph-rsid="003fbbd8"/>
    </style:style>
    <style:style style:name="P67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68" style:family="paragraph" style:parent-style-name="Standard">
      <style:text-properties style:font-name="FreeSans" fo:font-weight="bold" officeooo:rsid="001b3b5b" officeooo:paragraph-rsid="003fbbd8" style:font-weight-asian="bold" style:font-name-complex="FreeSans" style:font-weight-complex="bold"/>
    </style:style>
    <style:style style:name="P69" style:family="paragraph" style:parent-style-name="Standard">
      <style:text-properties style:font-name="FreeSans" fo:font-weight="bold" officeooo:rsid="001b3b5b" officeooo:paragraph-rsid="0065821f" style:font-weight-asian="bold" style:font-name-complex="FreeSans" style:font-weight-complex="bold"/>
    </style:style>
    <style:style style:name="P70" style:family="paragraph" style:parent-style-name="Standard">
      <style:text-properties style:font-name="FreeSans" style:font-name-complex="FreeSans"/>
    </style:style>
    <style:style style:name="P71" style:family="paragraph" style:parent-style-name="Standard">
      <style:text-properties style:font-name="FreeSans" officeooo:paragraph-rsid="0065821f" style:font-name-complex="FreeSans"/>
    </style:style>
    <style:style style:name="P72" style:family="paragraph" style:parent-style-name="Standard">
      <style:text-properties style:font-name="FreeSans" fo:font-size="10pt" fo:font-weight="bold" officeooo:rsid="0007ac93" officeooo:paragraph-rsid="0065821f" style:font-size-asian="10pt" style:font-weight-asian="bold" style:font-name-complex="FreeSans" style:font-size-complex="10pt" style:font-weight-complex="bold"/>
    </style:style>
    <style:style style:name="P73" style:family="paragraph" style:parent-style-name="Standard">
      <style:text-properties style:font-name="FreeSans" fo:font-size="10pt" fo:font-weight="bold" officeooo:rsid="000a47cb" officeooo:paragraph-rsid="0065821f" style:font-size-asian="10pt" style:font-weight-asian="bold" style:font-name-complex="FreeSans" style:font-size-complex="10pt" style:font-weight-complex="bold"/>
    </style:style>
    <style:style style:name="P74" style:family="paragraph" style:parent-style-name="Standard">
      <style:text-properties officeooo:paragraph-rsid="0065821f"/>
    </style:style>
    <style:style style:name="P75" style:family="paragraph" style:parent-style-name="Table_20_Contents">
      <style:text-properties style:font-name="FreeSans" fo:font-size="12pt" fo:font-weight="bold" officeooo:rsid="003a9509" officeooo:paragraph-rsid="0065821f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65821f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65821f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style:font-name="FreeSans" fo:font-size="12pt" fo:font-style="normal" fo:font-weight="normal" officeooo:rsid="003a9509" officeooo:paragraph-rsid="0065821f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weight="bold" officeooo:rsid="003a9509" officeooo:paragraph-rsid="0065821f" style:font-weight-asian="bold" style:font-weight-complex="bold"/>
    </style:style>
    <style:style style:name="P80" style:family="paragraph" style:parent-style-name="Table_20_Contents">
      <style:text-properties style:font-name="FreeSans" fo:font-weight="bold" officeooo:rsid="003a9509" officeooo:paragraph-rsid="0065821f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FreeSans" fo:font-weight="bold" officeooo:rsid="001f99ba" officeooo:paragraph-rsid="0065821f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65821f" style:font-weight-asian="bold" style:font-weight-complex="bold"/>
    </style:style>
    <style:style style:name="P83" style:family="paragraph" style:parent-style-name="Table_20_Contents">
      <style:text-properties style:font-name="FreeSans" fo:font-weight="bold" officeooo:rsid="0049616c" officeooo:paragraph-rsid="0065821f" style:font-weight-asian="bold" style:font-weight-complex="bold"/>
    </style:style>
    <style:style style:name="P84" style:family="paragraph" style:parent-style-name="Table_20_Contents">
      <style:text-properties style:font-name="FreeSans" fo:font-weight="bold" officeooo:rsid="001b3b5b" officeooo:paragraph-rsid="0065821f" style:font-weight-asian="bold" style:font-weight-complex="bold"/>
    </style:style>
    <style:style style:name="P85" style:family="paragraph" style:parent-style-name="Table_20_Contents">
      <style:text-properties style:font-name="FreeSans" fo:font-weight="bold" officeooo:paragraph-rsid="0065821f" style:font-weight-asian="bold" style:font-name-complex="FreeSans" style:font-weight-complex="bold"/>
    </style:style>
    <style:style style:name="P86" style:family="paragraph" style:parent-style-name="Table_20_Contents">
      <style:text-properties style:font-name="FreeSans" fo:font-weight="bold" officeooo:rsid="003d3154" officeooo:paragraph-rsid="0065821f" style:font-weight-asian="bold" style:font-name-complex="FreeSans" style:font-weight-complex="bold"/>
    </style:style>
    <style:style style:name="P87" style:family="paragraph" style:parent-style-name="Table_20_Contents">
      <style:text-properties style:font-name="FreeSans" fo:font-weight="bold" officeooo:rsid="00324872" officeooo:paragraph-rsid="0065821f" style:font-weight-asian="bold" style:font-name-complex="FreeSans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FreeSans" officeooo:paragraph-rsid="0065821f"/>
    </style:style>
    <style:style style:name="P89" style:family="paragraph" style:parent-style-name="Table_20_Contents">
      <style:text-properties style:font-name="FreeSans" fo:font-weight="normal" officeooo:rsid="0049616c" officeooo:paragraph-rsid="0065821f" style:font-weight-asian="normal" style:font-weight-complex="normal"/>
    </style:style>
    <style:style style:name="P90" style:family="paragraph" style:parent-style-name="Table_20_Contents">
      <style:text-properties style:font-name="FreeSans" fo:font-weight="normal" officeooo:rsid="001b3b5b" officeooo:paragraph-rsid="0065821f" style:font-weight-asian="normal" style:font-weight-complex="normal"/>
    </style:style>
    <style:style style:name="P91" style:family="paragraph" style:parent-style-name="Table_20_Contents">
      <style:text-properties style:font-name="FreeSans" officeooo:rsid="001b3b5b" officeooo:paragraph-rsid="0065821f"/>
    </style:style>
    <style:style style:name="P92" style:family="paragraph" style:parent-style-name="Table_20_Contents">
      <style:paragraph-properties fo:text-align="center" style:justify-single-word="false"/>
      <style:text-properties style:font-name="FreeSans" officeooo:paragraph-rsid="0065821f" style:font-name-complex="FreeSans"/>
    </style:style>
    <style:style style:name="P93" style:family="paragraph" style:parent-style-name="Table_20_Contents">
      <style:text-properties style:font-name="FreeSans" officeooo:paragraph-rsid="0065821f" style:font-name-complex="FreeSans"/>
    </style:style>
    <style:style style:name="P94" style:family="paragraph" style:parent-style-name="Table_20_Contents">
      <style:text-properties style:font-name="FreeSans" officeooo:paragraph-rsid="0065821f"/>
    </style:style>
    <style:style style:name="P9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65821f"/>
    </style:style>
    <style:style style:name="P9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65821f"/>
    </style:style>
    <style:style style:name="P97" style:family="paragraph" style:parent-style-name="Table_20_Heading">
      <style:text-properties style:font-name="FreeSans" fo:font-size="12pt" officeooo:rsid="003a9509" officeooo:paragraph-rsid="0065821f" style:font-size-asian="12pt" style:font-size-complex="12pt"/>
    </style:style>
    <style:style style:name="P98" style:family="paragraph" style:parent-style-name="Table_20_Heading">
      <style:text-properties style:font-name="FreeSans" fo:font-size="12pt" officeooo:rsid="0007460b" officeooo:paragraph-rsid="0065821f" style:font-size-asian="12pt" style:font-size-complex="12pt"/>
    </style:style>
    <style:style style:name="P99" style:family="paragraph" style:parent-style-name="Table_20_Heading">
      <style:text-properties style:font-name="FreeSans" officeooo:rsid="003a9509" officeooo:paragraph-rsid="0065821f"/>
    </style:style>
    <style:style style:name="P100" style:family="paragraph" style:parent-style-name="Table_20_Heading">
      <style:text-properties style:font-name="FreeSans" officeooo:rsid="0018bcaa" officeooo:paragraph-rsid="0065821f"/>
    </style:style>
    <style:style style:name="P101" style:family="paragraph" style:parent-style-name="Table_20_Heading">
      <style:paragraph-properties fo:text-align="center" style:justify-single-word="false"/>
      <style:text-properties style:font-name="FreeSans" officeooo:rsid="0010cb4d" officeooo:paragraph-rsid="0065821f"/>
    </style:style>
    <style:style style:name="P102" style:family="paragraph" style:parent-style-name="Table_20_Heading">
      <style:paragraph-properties fo:text-align="center" style:justify-single-word="false"/>
      <style:text-properties style:font-name="FreeSans" officeooo:rsid="00114dca" officeooo:paragraph-rsid="0065821f"/>
    </style:style>
    <style:style style:name="P103" style:family="paragraph" style:parent-style-name="Table_20_Heading">
      <style:text-properties style:font-name="FreeSans" officeooo:paragraph-rsid="0065821f"/>
    </style:style>
    <style:style style:name="P104" style:family="paragraph">
      <loext:graphic-properties draw:fill-color="#dddddd"/>
      <style:paragraph-properties fo:margin-left="0mm" fo:margin-right="0mm" fo:margin-top="0mm" fo:margin-bottom="0mm" fo:line-height="100%" fo:text-align="start" fo:text-indent="0mm" style:text-autospace="ideograph-alpha" style:punctuation-wrap="simple" style:line-break="strict" style:writing-mode="lr-tb">
        <style:tab-stops/>
      </style:paragraph-properties>
      <style:text-properties style:font-name="FreeSans" fo:font-weight="bold" style:font-weight-asian="bold" style:font-weight-complex="bold" fo:hyphenate="false"/>
    </style:style>
    <style:style style:name="P105" style:family="paragraph">
      <style:paragraph-properties fo:text-align="start"/>
    </style:style>
    <style:style style:name="P106" style:family="paragraph">
      <loext:graphic-properties draw:fill="none" draw:fill-color="#ffffff"/>
      <style:paragraph-properties fo:text-align="start"/>
      <style:text-properties style:font-name="FreeSans" fo:font-weight="bold" style:font-weight-asian="bold" style:font-weight-complex="bold"/>
    </style:style>
    <style:style style:name="P107" style:family="paragraph">
      <style:paragraph-properties fo:text-align="center"/>
    </style:style>
    <style:style style:name="P108" style:family="paragraph">
      <style:paragraph-properties fo:line-height="115%" fo:text-align="start"/>
    </style:style>
    <style:style style:name="P109" style:family="paragraph">
      <loext:graphic-properties draw:fill="none" draw:fill-color="#ffffff"/>
      <style:paragraph-properties fo:line-height="115%" fo:text-align="start"/>
      <style:text-properties style:font-name="FreeSans" fo:font-weight="bold" style:font-weight-asian="bold" style:font-weight-complex="bold"/>
    </style:style>
    <style:style style:name="T1" style:family="text">
      <style:text-properties style:font-name-complex="FreeSans"/>
    </style:style>
    <style:style style:name="T2" style:family="text">
      <style:text-properties officeooo:rsid="00237eea" style:font-name-complex="FreeSans"/>
    </style:style>
    <style:style style:name="T3" style:family="text">
      <style:text-properties officeooo:rsid="002dd765" style:font-name-complex="FreeSans"/>
    </style:style>
    <style:style style:name="T4" style:family="text">
      <style:text-properties officeooo:rsid="00422006" style:font-name-complex="FreeSans"/>
    </style:style>
    <style:style style:name="T5" style:family="text">
      <style:text-properties officeooo:rsid="00424f02" style:font-name-complex="FreeSans"/>
    </style:style>
    <style:style style:name="T6" style:family="text">
      <style:text-properties officeooo:rsid="00114dca"/>
    </style:style>
    <style:style style:name="T7" style:family="text">
      <style:text-properties style:font-name-asian="Noto Sans CJK SC1" style:font-name-complex="Lohit Devanagari2"/>
    </style:style>
    <style:style style:name="T8" style:family="text">
      <style:text-properties officeooo:rsid="003d3154"/>
    </style:style>
    <style:style style:name="T9" style:family="text">
      <style:text-properties officeooo:rsid="00422006"/>
    </style:style>
    <style:style style:name="T10" style:family="text">
      <style:text-properties officeooo:rsid="00424f02"/>
    </style:style>
    <style:style style:name="T11" style:family="text">
      <style:text-properties style:font-name="FreeSans" fo:font-weight="bold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dddddd" draw:textarea-horizontal-align="justify" draw:textarea-vertical-align="top" draw:auto-grow-height="false" fo:min-height="34.93mm" fo:min-width="10.18m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fo:min-height="5.79mm" style:run-through="foreground"/>
    </style:style>
    <style:style style:name="gr5" style:family="graphic">
      <style:graphic-properties draw:stroke="dash" draw:stroke-dash="Dashed_20__28_var_29_" svg:stroke-width="0.49mm" svg:stroke-color="#000000" draw:marker-start-width="4.27mm" draw:marker-end-width="4.27mm" draw:textarea-horizontal-align="center" draw:textarea-vertical-align="middle" fo:padding-top="0.25mm" fo:padding-bottom="0.25mm" fo:padding-left="0.25mm" fo:padding-right="0.25mm" style:run-through="foreground"/>
    </style:style>
    <style:style style:name="gr6" style:family="graphic">
      <style:graphic-properties draw:stroke="none" svg:stroke-color="#000000" draw:fill="none" draw:fill-color="#ffffff" fo:min-height="10.09mm" style:run-through="foreground"/>
    </style:style>
    <style:style style:name="gr7" style:family="graphic">
      <style:graphic-properties svg:stroke-color="#000000" draw:marker-start="" draw:marker-end="" draw:textarea-horizontal-align="center" draw:textarea-vertical-align="middle" style:run-through="foreground"/>
    </style:style>
    <style:style style:name="gr8" style:family="graphic">
      <style:graphic-properties svg:stroke-width="0mm" svg:stroke-color="#000000" draw:marker-start="" draw:marker-start-width="3.53mm" draw:marker-end="" draw:marker-end-width="3.53mm" draw:textarea-horizontal-align="center" draw:textarea-vertical-align="middle" fo:padding-top="0mm" fo:padding-bottom="0mm" fo:padding-left="0mm" fo:padding-right="0m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<text:span text:style-name="T8">Date</text:span>:</text:p>
          </table:table-cell>
          <table:table-cell table:style-name="Table1.A1" office:value-type="string">
            <text:p text:style-name="P24">Registration:</text:p>
          </table:table-cell>
          <table:table-cell table:style-name="Table1.A1" office:value-type="string">
            <text:p text:style-name="P22"><text:span text:style-name="T8">Callsign</text:span>:</text:p>
          </table:table-cell>
        </table:table-row>
      </table:table>
      <text:p text:style-name="P1"/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5">1 US gal = 3.8 L</text:p>
              <text:p text:style-name="P7">1 US qt = 0.95 L</text:p>
            </table:table-cell>
            <table:table-cell table:style-name="Течности.B1" office:value-type="string">
              <text:p text:style-name="P55">Left tank</text:p>
            </table:table-cell>
            <table:table-cell table:style-name="Течности.B1" office:value-type="string">
              <text:p text:style-name="P56">Right tank</text:p>
            </table:table-cell>
            <table:table-cell table:style-name="Течности.D1" office:value-type="string">
              <text:p text:style-name="P55">Oil</text:p>
            </table:table-cell>
            <table:table-cell table:style-name="Течности.E1" office:value-type="string">
              <text:p text:style-name="P53"/>
            </table:table-cell>
            <table:table-cell table:style-name="Течности.E1" office:value-type="string">
              <text:p text:style-name="P52"/>
            </table:table-cell>
            <table:table-cell table:style-name="Течности.G1" office:value-type="string">
              <text:p text:style-name="P64">Tachometer</text:p>
            </table:table-cell>
            <table:table-cell table:style-name="Течности.H1" office:value-type="string">
              <text:p text:style-name="P62">Hobbs</text:p>
            </table:table-cell>
          </table:table-row>
        </table:table-header-rows>
        <table:table-row>
          <table:table-cell table:style-name="Течности.A2" office:value-type="string">
            <text:p text:style-name="P39">Before flight</text:p>
          </table:table-cell>
          <table:table-cell table:style-name="Течности.A2" office:value-type="string">
            <text:p text:style-name="P37">gal</text:p>
          </table:table-cell>
          <table:table-cell table:style-name="Течности.A2" office:value-type="string">
            <text:p text:style-name="P37">gal</text:p>
          </table:table-cell>
          <table:table-cell table:style-name="Течности.D2" office:value-type="string">
            <text:p text:style-name="P37">qt</text:p>
          </table:table-cell>
          <table:table-cell table:style-name="Течности.E1" office:value-type="string">
            <text:p text:style-name="P10"/>
          </table:table-cell>
          <table:table-cell table:style-name="Течности.F2" office:value-type="string">
            <text:p text:style-name="P15">Before</text:p>
          </table:table-cell>
          <table:table-cell table:style-name="Течности.F2" office:value-type="string">
            <text:p text:style-name="P10"/>
          </table:table-cell>
          <table:table-cell table:style-name="Течности.H2" office:value-type="string">
            <text:p text:style-name="P10"/>
          </table:table-cell>
        </table:table-row>
        <table:table-row>
          <table:table-cell table:style-name="Течности.A3" office:value-type="string">
            <text:p text:style-name="P41">Added</text:p>
          </table:table-cell>
          <table:table-cell table:style-name="Течности.B3" office:value-type="string">
            <text:p text:style-name="P35">l</text:p>
          </table:table-cell>
          <table:table-cell table:style-name="Течности.C3" office:value-type="string">
            <text:p text:style-name="P35">l</text:p>
          </table:table-cell>
          <table:table-cell table:style-name="Течности.D3" office:value-type="string">
            <text:p text:style-name="P37">l</text:p>
          </table:table-cell>
          <table:table-cell table:style-name="Течности.E1" office:value-type="string">
            <text:p text:style-name="P10"/>
          </table:table-cell>
          <table:table-cell table:style-name="Течности.F3" office:value-type="string">
            <text:p text:style-name="P15">After</text:p>
          </table:table-cell>
          <table:table-cell table:style-name="Течности.F3" office:value-type="string">
            <text:p text:style-name="P10"/>
          </table:table-cell>
          <table:table-cell table:style-name="Течности.H3" office:value-type="string">
            <text:p text:style-name="P10"/>
          </table:table-cell>
        </table:table-row>
        <table:table-row>
          <table:table-cell table:style-name="Течности.A2" office:value-type="string">
            <text:p text:style-name="P39">After flight</text:p>
          </table:table-cell>
          <table:table-cell table:style-name="Течности.A2" office:value-type="string">
            <text:p text:style-name="P35">gal</text:p>
          </table:table-cell>
          <table:table-cell table:style-name="Течности.A2" office:value-type="string">
            <text:p text:style-name="P35">gal</text:p>
          </table:table-cell>
          <table:table-cell table:style-name="Течности.D2" office:value-type="string">
            <text:p text:style-name="P37">qt</text:p>
          </table:table-cell>
          <table:table-cell table:style-name="Течности.E1" office:value-type="string">
            <text:p text:style-name="P10"/>
          </table:table-cell>
          <table:table-cell table:style-name="Течности.F4" office:value-type="string">
            <text:p text:style-name="P67">SQUAWK:</text:p>
          </table:table-cell>
          <table:table-cell table:style-name="Течности.G4" table:number-columns-spanned="2" office:value-type="string">
            <text:p text:style-name="P67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header-rows>
          <table:table-row>
            <table:table-cell table:style-name="Info.A1" office:value-type="string">
              <text:p text:style-name="P58">D<text:span text:style-name="T6">EPART</text:span></text:p>
            </table:table-cell>
            <table:table-cell table:style-name="Info.A1" office:value-type="string">
              <text:p text:style-name="P60">ATIS/MTO</text:p>
            </table:table-cell>
            <table:table-cell table:style-name="Info.C1" office:value-type="string">
              <text:p text:style-name="P60">ARRIVAL</text:p>
            </table:table-cell>
            <table:table-cell table:style-name="Info.D1" office:value-type="string">
              <text:p text:style-name="P52"/>
            </table:table-cell>
            <table:table-cell table:style-name="Info.E1" office:value-type="string">
              <text:p text:style-name="P64">Time</text:p>
            </table:table-cell>
            <table:table-cell table:style-name="Info.F1" office:value-type="string">
              <text:p text:style-name="P52">UTC</text:p>
            </table:table-cell>
            <table:table-cell table:style-name="Info.F1" office:value-type="string">
              <text:p text:style-name="P13">Diff</text:p>
            </table:table-cell>
          </table:table-row>
        </table:table-header-rows>
        <table:table-row>
          <table:table-cell table:style-name="Info.A2" office:value-type="string">
            <text:p text:style-name="P32"/>
          </table:table-cell>
          <table:table-cell table:style-name="Info.B2" office:value-type="string">
            <text:p text:style-name="P11">INFO</text:p>
          </table:table-cell>
          <table:table-cell table:style-name="Info.C2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51">Shutdown</text:p>
          </table:table-cell>
          <table:table-cell table:style-name="Info.F2" office:value-type="string">
            <text:p text:style-name="P10"/>
          </table:table-cell>
          <table:table-cell table:style-name="Info.D1" office:value-type="string">
            <text:p text:style-name="P10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TIME</text:p>
          </table:table-cell>
          <table:table-cell table:style-name="Info.C3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3" office:value-type="string">
            <text:p text:style-name="P20">Startup</text:p>
          </table:table-cell>
          <table:table-cell table:style-name="Info.F3" office:value-type="string">
            <text:p text:style-name="P10"/>
          </table:table-cell>
          <table:table-cell table:style-name="Info.G3" office:value-type="string">
            <text:p text:style-name="P10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APP</text:p>
          </table:table-cell>
          <table:table-cell table:style-name="Info.C4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4" office:value-type="string">
            <text:p text:style-name="P50">On chocks</text:p>
          </table:table-cell>
          <table:table-cell table:style-name="Info.F4" office:value-type="string">
            <text:p text:style-name="P10"/>
          </table:table-cell>
          <table:table-cell table:style-name="Info.D1" office:value-type="string">
            <text:p text:style-name="P46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RWY</text:p>
          </table:table-cell>
          <table:table-cell table:style-name="Info.C5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5" office:value-type="string">
            <text:p text:style-name="P19">Off chocks</text:p>
          </table:table-cell>
          <table:table-cell table:style-name="Info.F5" office:value-type="string">
            <text:p text:style-name="P10"/>
          </table:table-cell>
          <table:table-cell table:style-name="Info.G3" office:value-type="string">
            <text:p text:style-name="P45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TL</text:p>
          </table:table-cell>
          <table:table-cell table:style-name="Info.C6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50">Landing</text:p>
          </table:table-cell>
          <table:table-cell table:style-name="Info.F2" office:value-type="string">
            <text:p text:style-name="P10"/>
          </table:table-cell>
          <table:table-cell table:style-name="Info.D1" office:value-type="string">
            <text:p text:style-name="P10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WIND</text:p>
          </table:table-cell>
          <table:table-cell table:style-name="Info.C7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19">Takeoff</text:p>
          </table:table-cell>
          <table:table-cell table:style-name="Info.F2" office:value-type="string">
            <text:p text:style-name="P10"/>
          </table:table-cell>
          <table:table-cell table:style-name="Info.G7" office:value-type="string">
            <text:p text:style-name="P10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VISIBI</text:p>
          </table:table-cell>
          <table:table-cell table:style-name="Info.C8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D1" office:value-type="string">
            <text:p text:style-name="P43"/>
          </table:table-cell>
          <table:table-cell table:style-name="Info.D1" office:value-type="string">
            <text:p text:style-name="P10"/>
          </table:table-cell>
          <table:table-cell table:style-name="Info.D1" office:value-type="string">
            <text:p text:style-name="P10"/>
          </table:table-cell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CLOUDS</text:p>
          </table:table-cell>
          <table:table-cell table:style-name="Info.C9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1" office:value-type="string">
            <text:p text:style-name="P16">Station</text:p>
          </table:table-cell>
          <table:table-cell table:style-name="Info.F1" table:number-columns-spanned="2" office:value-type="string">
            <text:p text:style-name="P16">Frequency</text:p>
          </table:table-cell>
          <table:covered-table-cell/>
        </table:table-row>
        <table:table-row>
          <table:table-cell table:style-name="Info.A10" office:value-type="string">
            <text:p text:style-name="P32"/>
          </table:table-cell>
          <table:table-cell table:style-name="Info.B2" office:value-type="string">
            <text:p text:style-name="P11">t<text:span text:style-name="T7">°</text:span>/ dp<text:span text:style-name="T7">°</text:span></text:p>
          </table:table-cell>
          <table:table-cell table:style-name="Info.C10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21">LBLS/<text:span text:style-name="T9">Lesnovo</text:span></text:p>
          </table:table-cell>
          <table:table-cell table:style-name="Info.E2" office:value-type="string">
            <text:p text:style-name="P28">122.250</text:p>
          </table:table-cell>
          <table:table-cell table:style-name="Info.F2" office:value-type="string">
            <text:p text:style-name="Standard"/>
          </table:table-cell>
        </table:table-row>
        <table:table-row>
          <table:table-cell table:style-name="Info.A11" office:value-type="string">
            <text:p text:style-name="P32"/>
          </table:table-cell>
          <table:table-cell table:style-name="Info.B2" office:value-type="string">
            <text:p text:style-name="P11">QNH</text:p>
          </table:table-cell>
          <table:table-cell table:style-name="Info.C11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21">Sofia FIS</text:p>
          </table:table-cell>
          <table:table-cell table:style-name="Info.E2" office:value-type="string">
            <text:p text:style-name="P28">130.600</text:p>
          </table:table-cell>
          <table:table-cell table:style-name="Info.F2" office:value-type="string">
            <text:p text:style-name="P10"/>
          </table:table-cell>
        </table:table-row>
        <table:table-row>
          <table:table-cell table:style-name="Info.A12" office:value-type="string">
            <text:p text:style-name="P32"/>
          </table:table-cell>
          <table:table-cell table:style-name="Info.B12" office:value-type="string">
            <text:p text:style-name="P11">RMK</text:p>
          </table:table-cell>
          <table:table-cell table:style-name="Info.C12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21">ATIS</text:p>
          </table:table-cell>
          <table:table-cell table:style-name="Info.E2" office:value-type="string">
            <text:p text:style-name="P28">126.680 </text:p>
          </table:table-cell>
          <table:table-cell table:style-name="Info.F2" office:value-type="string">
            <text:p text:style-name="P33"><text:span text:style-name="T2">1</text:span><text:span text:style-name="T1">26.675</text:span></text:p>
          </table:table-cell>
        </table:table-row>
        <table:table-row>
          <table:table-cell table:style-name="Info.A13" office:value-type="string">
            <text:p text:style-name="P32"/>
          </table:table-cell>
          <table:table-cell table:style-name="Info.E4" office:value-type="string">
            <text:p text:style-name="P11">ELEV</text:p>
          </table:table-cell>
          <table:table-cell table:style-name="Info.C13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27">Sofia Approach</text:p>
          </table:table-cell>
          <table:table-cell table:style-name="Info.E2" office:value-type="string">
            <text:p text:style-name="P28">123.700</text:p>
          </table:table-cell>
          <table:table-cell table:style-name="Info.F2" office:value-type="string">
            <text:p text:style-name="P10"/>
          </table:table-cell>
        </table:table-row>
        <table:table-row>
          <table:table-cell table:style-name="Info.A14" office:value-type="string">
            <text:p text:style-name="P32"/>
          </table:table-cell>
          <table:table-cell table:style-name="Info.E4" office:value-type="string">
            <text:p text:style-name="P11">RWYs</text:p>
          </table:table-cell>
          <table:table-cell table:style-name="Info.C14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27">LBHT/<text:span text:style-name="T9">Ihtiman</text:span></text:p>
          </table:table-cell>
          <table:table-cell table:style-name="Info.E2" office:value-type="string">
            <text:p text:style-name="P28">119.250</text:p>
          </table:table-cell>
          <table:table-cell table:style-name="Info.F2" office:value-type="string">
            <text:p text:style-name="P10"/>
          </table:table-cell>
        </table:table-row>
        <table:table-row>
          <table:table-cell table:style-name="Info.A15" office:value-type="string">
            <text:p text:style-name="P32"/>
          </table:table-cell>
          <table:table-cell table:style-name="Info.E4" office:value-type="string">
            <text:p text:style-name="P11">TPA</text:p>
          </table:table-cell>
          <table:table-cell table:style-name="Info.C15" office:value-type="string">
            <text:p text:style-name="P32"/>
          </table:table-cell>
          <table:table-cell table:style-name="Info.D1" office:value-type="string">
            <text:p text:style-name="P10"/>
          </table:table-cell>
          <table:table-cell table:style-name="Info.E2" office:value-type="string">
            <text:p text:style-name="P10"><text:span text:style-name="T3">LDDB/</text:span><text:span text:style-name="T4">Dolna banya</text:span></text:p>
          </table:table-cell>
          <table:table-cell table:style-name="Info.E2" office:value-type="string">
            <text:p text:style-name="P28">121.755</text:p>
          </table:table-cell>
          <table:table-cell table:style-name="Info.F2" office:value-type="string">
            <text:p text:style-name="P29">118.855</text:p>
          </table:table-cell>
        </table:table-row>
      </table:table>
      <text:p text:style-name="P1"><draw:g text:anchor-type="paragraph" draw:z-index="0" draw:style-name="gr1"><draw:custom-shape draw:name="Shape1" draw:style-name="gr2" draw:text-style-name="P104" svg:width="10.19mm" svg:height="34.93mm" svg:x="43.46mm" svg:y="41.93mm"><text:p/><draw:enhanced-geometry svg:viewBox="0 0 21600 21600" draw:mirror-horizontal="false" draw:mirror-vertical="false" draw:type="rectangle" draw:enhanced-path="M 0 0 L 21600 0 21600 21600 0 21600 0 0 Z N"/></draw:custom-shape><draw:g draw:style-name="gr3"><draw:frame draw:name="Shape2" draw:style-name="gr4" draw:text-style-name="P106" svg:width="29.43mm" svg:height="5.79mm" svg:x="54.33mm" svg:y="41.45mm"><draw:text-box><text:p text:style-name="P105"><text:span text:style-name="T11">RWY:</text:span></text:p></draw:text-box></draw:frame><draw:frame draw:name="Shape2" draw:style-name="gr4" draw:text-style-name="P106" svg:width="29.43mm" svg:height="5.79mm" svg:x="54.33mm" svg:y="46.25mm"><draw:text-box><text:p text:style-name="P105"><text:span text:style-name="T11">TWY:</text:span></text:p></draw:text-box></draw:frame></draw:g><draw:g draw:style-name="gr3"><draw:frame draw:name="Shape2" draw:style-name="gr4" draw:text-style-name="P106" svg:width="31.09mm" svg:height="5.79mm" svg:x="54.33mm" svg:y="68.05mm"><draw:text-box><text:p text:style-name="P105"><text:span text:style-name="T11">RWY:</text:span></text:p></draw:text-box></draw:frame><draw:frame draw:name="Shape2" draw:style-name="gr4" draw:text-style-name="P106" svg:width="31.09mm" svg:height="5.79mm" svg:x="54.33mm" svg:y="72.97mm"><draw:text-box><text:p text:style-name="P105"><text:span text:style-name="T11">TWY:</text:span></text:p></draw:text-box></draw:frame></draw:g><draw:frame draw:name="Shape2" draw:style-name="gr4" draw:text-style-name="P106" svg:width="16.39mm" svg:height="5.79mm" svg:x="26.07mm" svg:y="41.93mm"><draw:text-box><text:p text:style-name="P105"><text:span text:style-name="T11">Take</text:span><text:span text:style-name="T11">off</text:span></text:p></draw:text-box></draw:frame><draw:frame draw:name="Shape2" draw:style-name="gr4" draw:text-style-name="P106" svg:width="17.56mm" svg:height="5.79mm" svg:x="24.33mm" svg:y="68.53mm"><draw:text-box><text:p text:style-name="P105"><text:span text:style-name="T11">Landing</text:span></text:p></draw:text-box></draw:frame><draw:line draw:name="Shape4" draw:style-name="gr5" draw:text-style-name="P107" svg:x1="25.9mm" svg:y1="59.39mm" svg:x2="71.21mm" svg:y2="59.39mm"><text:p/></draw:line><draw:frame draw:name="Shape2" draw:style-name="gr6" draw:text-style-name="P109" svg:width="20.05mm" svg:height="10.71mm" svg:x="38.14mm" svg:y="11.13mm"><draw:text-box><text:p text:style-name="P108"><text:span text:style-name="T11">C</text:span><text:span text:style-name="T11">L</text:span><text:span text:style-name="T11">I</text:span><text:span text:style-name="T11">M</text:span><text:span text:style-name="T11">B</text:span><text:span text:style-name="T11">:</text:span></text:p><text:p text:style-name="P108"><text:span text:style-name="T11">R</text:span><text:span text:style-name="T11">E</text:span><text:span text:style-name="T11">P</text:span><text:span text:style-name="T11">O</text:span><text:span text:style-name="T11">R</text:span><text:span text:style-name="T11">T</text:span><text:span text:style-name="T11">:</text:span></text:p></draw:text-box></draw:frame><draw:path draw:name="Shape5" draw:style-name="gr7" draw:text-style-name="P107" svg:width="15.53mm" svg:height="32.85mm" draw:transform="rotate (-1.5707963267949) translate (84.6490277777778mm 76.9231944444444mm)" svg:viewBox="0 0 1554 3286" svg:d="M0 3286c1603 0 1554-412 1554-399s0-2887 0-2887"><text:p/></draw:path><draw:path draw:name="Shape5" draw:style-name="gr7" draw:text-style-name="P107" svg:width="15.53mm" svg:height="32.85mm" draw:transform="rotate (1.5707963267949) translate (12.5588888888889mm 92.4647187793259mm)" svg:viewBox="0 0 1554 3286" svg:d="M1554 3286c-1603 0-1554-412-1554-399s0-2887 0-2887"><text:p/></draw:path><draw:path draw:name="Shape5" draw:style-name="gr8" draw:text-style-name="P107" svg:width="15.53mm" svg:height="25.09mm" draw:transform="rotate (-1.5707963267949) translate (76.1823611111111mm 25.9098645540074mm)" svg:viewBox="0 0 1554 2510" svg:d="M1554 2510c-1603 0-1554-314-1554-305 0 10 0-2205 0-2205"><text:p/></draw:path><draw:path draw:name="Shape5" draw:style-name="gr8" draw:text-style-name="P107" svg:width="15.53mm" svg:height="25.09mm" draw:transform="rotate (1.5707963267949) translate (20.8491666666667mm 41.4513888888889mm)" svg:viewBox="0 0 1554 2510" svg:d="M0 2510c1603 0 1554-314 1554-305 0 10 0-2205 0-2205"><text:p/></draw:path></draw:g>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85"><text:span text:style-name="T8">Date</text:span>:</text:p>
          </table:table-cell>
          <table:table-cell table:style-name="Table4.A1" office:value-type="string">
            <text:p text:style-name="P86">Registration:</text:p>
          </table:table-cell>
          <table:table-cell table:style-name="Table4.A1" office:value-type="string">
            <text:p text:style-name="P87"><text:span text:style-name="T8">Callsign</text:span>:</text:p>
          </table:table-cell>
        </table:table-row>
      </table:table>
      <text:p text:style-name="P71"/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72">1 US gal = 3.8 L</text:p>
              <text:p text:style-name="P73">1 US qt = 0.95 L</text:p>
            </table:table-cell>
            <table:table-cell table:style-name="Table2.B1" office:value-type="string">
              <text:p text:style-name="P97">Left tank</text:p>
            </table:table-cell>
            <table:table-cell table:style-name="Table2.B1" office:value-type="string">
              <text:p text:style-name="P97">Right tank</text:p>
            </table:table-cell>
            <table:table-cell table:style-name="Table2.D1" office:value-type="string">
              <text:p text:style-name="P97">Oil</text:p>
            </table:table-cell>
            <table:table-cell table:style-name="Table2.E1" office:value-type="string">
              <text:p text:style-name="P98"/>
            </table:table-cell>
            <table:table-cell table:style-name="Table2.E1" office:value-type="string">
              <text:p text:style-name="P103"/>
            </table:table-cell>
            <table:table-cell table:style-name="Table2.G1" office:value-type="string">
              <text:p text:style-name="P99">Tachometer</text:p>
            </table:table-cell>
            <table:table-cell table:style-name="Table2.H1" office:value-type="string">
              <text:p text:style-name="P100">Hobbs</text:p>
            </table:table-cell>
          </table:table-row>
        </table:table-header-rows>
        <table:table-row>
          <table:table-cell table:style-name="Table2.A2" office:value-type="string">
            <text:p text:style-name="P75">Before flight</text:p>
          </table:table-cell>
          <table:table-cell table:style-name="Table2.A2" office:value-type="string">
            <text:p text:style-name="P77">gal</text:p>
          </table:table-cell>
          <table:table-cell table:style-name="Table2.A2" office:value-type="string">
            <text:p text:style-name="P77">gal</text:p>
          </table:table-cell>
          <table:table-cell table:style-name="Table2.D2" office:value-type="string">
            <text:p text:style-name="P77">qt</text:p>
          </table:table-cell>
          <table:table-cell table:style-name="Table2.E1" office:value-type="string">
            <text:p text:style-name="P94"/>
          </table:table-cell>
          <table:table-cell table:style-name="Table2.F2" office:value-type="string">
            <text:p text:style-name="P80">Before</text:p>
          </table:table-cell>
          <table:table-cell table:style-name="Table2.F2" office:value-type="string">
            <text:p text:style-name="P94"/>
          </table:table-cell>
          <table:table-cell table:style-name="Table2.H2" office:value-type="string">
            <text:p text:style-name="P94"/>
          </table:table-cell>
        </table:table-row>
        <table:table-row>
          <table:table-cell table:style-name="Table2.A3" office:value-type="string">
            <text:p text:style-name="P78">Added</text:p>
          </table:table-cell>
          <table:table-cell table:style-name="Table2.B3" office:value-type="string">
            <text:p text:style-name="P76">l</text:p>
          </table:table-cell>
          <table:table-cell table:style-name="Table2.C3" office:value-type="string">
            <text:p text:style-name="P76">l</text:p>
          </table:table-cell>
          <table:table-cell table:style-name="Table2.D3" office:value-type="string">
            <text:p text:style-name="P77">l</text:p>
          </table:table-cell>
          <table:table-cell table:style-name="Table2.E1" office:value-type="string">
            <text:p text:style-name="P94"/>
          </table:table-cell>
          <table:table-cell table:style-name="Table2.F3" office:value-type="string">
            <text:p text:style-name="P80">After</text:p>
          </table:table-cell>
          <table:table-cell table:style-name="Table2.F3" office:value-type="string">
            <text:p text:style-name="P94"/>
          </table:table-cell>
          <table:table-cell table:style-name="Table2.H3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75">After flight</text:p>
          </table:table-cell>
          <table:table-cell table:style-name="Table2.A2" office:value-type="string">
            <text:p text:style-name="P76">gal</text:p>
          </table:table-cell>
          <table:table-cell table:style-name="Table2.A2" office:value-type="string">
            <text:p text:style-name="P76">gal</text:p>
          </table:table-cell>
          <table:table-cell table:style-name="Table2.D2" office:value-type="string">
            <text:p text:style-name="P77">qt</text:p>
          </table:table-cell>
          <table:table-cell table:style-name="Table2.E1" office:value-type="string">
            <text:p text:style-name="P94"/>
          </table:table-cell>
          <table:table-cell table:style-name="Table2.F4" office:value-type="string">
            <text:p text:style-name="P69">SQUAWK:</text:p>
          </table:table-cell>
          <table:table-cell table:style-name="Table2.G4" table:number-columns-spanned="2" office:value-type="string">
            <text:p text:style-name="P69"/>
          </table:table-cell>
          <table:covered-table-cell/>
        </table:table-row>
      </table:table>
      <text:p text:style-name="P7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01">D<text:span text:style-name="T6">EPART</text:span></text:p>
            </table:table-cell>
            <table:table-cell table:style-name="Table3.A1" office:value-type="string">
              <text:p text:style-name="P102">ATIS/MTO</text:p>
            </table:table-cell>
            <table:table-cell table:style-name="Table3.C1" office:value-type="string">
              <text:p text:style-name="P102">ARRIVAL</text:p>
            </table:table-cell>
            <table:table-cell table:style-name="Table3.D1" office:value-type="string">
              <text:p text:style-name="P103"/>
            </table:table-cell>
            <table:table-cell table:style-name="Table3.E1" office:value-type="string">
              <text:p text:style-name="P99">Time</text:p>
            </table:table-cell>
            <table:table-cell table:style-name="Table3.F1" office:value-type="string">
              <text:p text:style-name="P103">UTC</text:p>
            </table:table-cell>
            <table:table-cell table:style-name="Table3.F1" office:value-type="string">
              <text:p text:style-name="P81">Diff</text:p>
            </table:table-cell>
          </table:table-row>
        </table:table-header-rows>
        <table:table-row>
          <table:table-cell table:style-name="Table3.A2" office:value-type="string">
            <text:p text:style-name="P88"/>
          </table:table-cell>
          <table:table-cell table:style-name="Table3.B2" office:value-type="string">
            <text:p text:style-name="P82">INFO</text:p>
          </table:table-cell>
          <table:table-cell table:style-name="Table3.C2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89">Shutdown</text:p>
          </table:table-cell>
          <table:table-cell table:style-name="Table3.F2" office:value-type="string">
            <text:p text:style-name="P94"/>
          </table:table-cell>
          <table:table-cell table:style-name="Table3.D1" office:value-type="string">
            <text:p text:style-name="P94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TIME</text:p>
          </table:table-cell>
          <table:table-cell table:style-name="Table3.C3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3" office:value-type="string">
            <text:p text:style-name="P83">Startup</text:p>
          </table:table-cell>
          <table:table-cell table:style-name="Table3.F3" office:value-type="string">
            <text:p text:style-name="P94"/>
          </table:table-cell>
          <table:table-cell table:style-name="Table3.G3" office:value-type="string">
            <text:p text:style-name="P94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APP</text:p>
          </table:table-cell>
          <table:table-cell table:style-name="Table3.C4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4" office:value-type="string">
            <text:p text:style-name="P90">On chocks</text:p>
          </table:table-cell>
          <table:table-cell table:style-name="Table3.F4" office:value-type="string">
            <text:p text:style-name="P94"/>
          </table:table-cell>
          <table:table-cell table:style-name="Table3.D1" office:value-type="string">
            <text:p text:style-name="P95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RWY</text:p>
          </table:table-cell>
          <table:table-cell table:style-name="Table3.C5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5" office:value-type="string">
            <text:p text:style-name="P84">Off chocks</text:p>
          </table:table-cell>
          <table:table-cell table:style-name="Table3.F5" office:value-type="string">
            <text:p text:style-name="P94"/>
          </table:table-cell>
          <table:table-cell table:style-name="Table3.G3" office:value-type="string">
            <text:p text:style-name="P96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TL</text:p>
          </table:table-cell>
          <table:table-cell table:style-name="Table3.C6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90">Landing</text:p>
          </table:table-cell>
          <table:table-cell table:style-name="Table3.F2" office:value-type="string">
            <text:p text:style-name="P94"/>
          </table:table-cell>
          <table:table-cell table:style-name="Table3.D1" office:value-type="string">
            <text:p text:style-name="P94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WIND</text:p>
          </table:table-cell>
          <table:table-cell table:style-name="Table3.C7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84">Takeoff</text:p>
          </table:table-cell>
          <table:table-cell table:style-name="Table3.F2" office:value-type="string">
            <text:p text:style-name="P94"/>
          </table:table-cell>
          <table:table-cell table:style-name="Table3.G7" office:value-type="string">
            <text:p text:style-name="P94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VISIBI</text:p>
          </table:table-cell>
          <table:table-cell table:style-name="Table3.C8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D1" office:value-type="string">
            <text:p text:style-name="P91"/>
          </table:table-cell>
          <table:table-cell table:style-name="Table3.D1" office:value-type="string">
            <text:p text:style-name="P94"/>
          </table:table-cell>
          <table:table-cell table:style-name="Table3.D1" office:value-type="string">
            <text:p text:style-name="P94"/>
          </table:table-cell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CLOUDS</text:p>
          </table:table-cell>
          <table:table-cell table:style-name="Table3.C9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1" office:value-type="string">
            <text:p text:style-name="P79">Station</text:p>
          </table:table-cell>
          <table:table-cell table:style-name="Table3.F1" table:number-columns-spanned="2" office:value-type="string">
            <text:p text:style-name="P79">Frequency</text:p>
          </table:table-cell>
          <table:covered-table-cell/>
        </table:table-row>
        <table:table-row>
          <table:table-cell table:style-name="Table3.A10" office:value-type="string">
            <text:p text:style-name="P88"/>
          </table:table-cell>
          <table:table-cell table:style-name="Table3.B2" office:value-type="string">
            <text:p text:style-name="P82">t<text:span text:style-name="T7">°</text:span>/ dp<text:span text:style-name="T7">°</text:span></text:p>
          </table:table-cell>
          <table:table-cell table:style-name="Table3.C10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85">LBLS/<text:span text:style-name="T9">Lesnovo</text:span></text:p>
          </table:table-cell>
          <table:table-cell table:style-name="Table3.E2" office:value-type="string">
            <text:p text:style-name="P92">122.250</text:p>
          </table:table-cell>
          <table:table-cell table:style-name="Table3.F2" office:value-type="string">
            <text:p text:style-name="P74"/>
          </table:table-cell>
        </table:table-row>
        <table:table-row>
          <table:table-cell table:style-name="Table3.A11" office:value-type="string">
            <text:p text:style-name="P88"/>
          </table:table-cell>
          <table:table-cell table:style-name="Table3.B2" office:value-type="string">
            <text:p text:style-name="P82">QNH</text:p>
          </table:table-cell>
          <table:table-cell table:style-name="Table3.C11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85">Sofia FIS</text:p>
          </table:table-cell>
          <table:table-cell table:style-name="Table3.E2" office:value-type="string">
            <text:p text:style-name="P92">130.600</text:p>
          </table:table-cell>
          <table:table-cell table:style-name="Table3.F2" office:value-type="string">
            <text:p text:style-name="P94"/>
          </table:table-cell>
        </table:table-row>
        <table:table-row>
          <table:table-cell table:style-name="Table3.A12" office:value-type="string">
            <text:p text:style-name="P88"/>
          </table:table-cell>
          <table:table-cell table:style-name="Table3.B12" office:value-type="string">
            <text:p text:style-name="P82">RMK</text:p>
          </table:table-cell>
          <table:table-cell table:style-name="Table3.C12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85">ATIS</text:p>
          </table:table-cell>
          <table:table-cell table:style-name="Table3.E2" office:value-type="string">
            <text:p text:style-name="P92">126.680 </text:p>
          </table:table-cell>
          <table:table-cell table:style-name="Table3.F2" office:value-type="string">
            <text:p text:style-name="P88"><text:span text:style-name="T2">1</text:span><text:span text:style-name="T1">26.675</text:span></text:p>
          </table:table-cell>
        </table:table-row>
        <table:table-row>
          <table:table-cell table:style-name="Table3.A13" office:value-type="string">
            <text:p text:style-name="P88"/>
          </table:table-cell>
          <table:table-cell table:style-name="Table3.E4" office:value-type="string">
            <text:p text:style-name="P82">ELEV</text:p>
          </table:table-cell>
          <table:table-cell table:style-name="Table3.C13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93">Sofia Approach</text:p>
          </table:table-cell>
          <table:table-cell table:style-name="Table3.E2" office:value-type="string">
            <text:p text:style-name="P92">123.700</text:p>
          </table:table-cell>
          <table:table-cell table:style-name="Table3.F2" office:value-type="string">
            <text:p text:style-name="P94"/>
          </table:table-cell>
        </table:table-row>
        <table:table-row>
          <table:table-cell table:style-name="Table3.A14" office:value-type="string">
            <text:p text:style-name="P88"/>
          </table:table-cell>
          <table:table-cell table:style-name="Table3.E4" office:value-type="string">
            <text:p text:style-name="P82">RWYs</text:p>
          </table:table-cell>
          <table:table-cell table:style-name="Table3.C14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93">LBHT/<text:span text:style-name="T9">Ihtiman</text:span></text:p>
          </table:table-cell>
          <table:table-cell table:style-name="Table3.E2" office:value-type="string">
            <text:p text:style-name="P92">119.250</text:p>
          </table:table-cell>
          <table:table-cell table:style-name="Table3.F2" office:value-type="string">
            <text:p text:style-name="P94"/>
          </table:table-cell>
        </table:table-row>
        <table:table-row>
          <table:table-cell table:style-name="Table3.A15" office:value-type="string">
            <text:p text:style-name="P88"/>
          </table:table-cell>
          <table:table-cell table:style-name="Table3.E4" office:value-type="string">
            <text:p text:style-name="P82">TPA</text:p>
          </table:table-cell>
          <table:table-cell table:style-name="Table3.C15" office:value-type="string">
            <text:p text:style-name="P88"/>
          </table:table-cell>
          <table:table-cell table:style-name="Table3.D1" office:value-type="string">
            <text:p text:style-name="P94"/>
          </table:table-cell>
          <table:table-cell table:style-name="Table3.E2" office:value-type="string">
            <text:p text:style-name="P94"><text:span text:style-name="T3">LDDB/</text:span><text:span text:style-name="T4">Dolna banya</text:span></text:p>
          </table:table-cell>
          <table:table-cell table:style-name="Table3.E2" office:value-type="string">
            <text:p text:style-name="P92">121.755</text:p>
          </table:table-cell>
          <table:table-cell table:style-name="Table3.F2" office:value-type="string">
            <text:p text:style-name="P92">118.855</text:p>
          </table:table-cell>
        </table:table-row>
      </table:table>
      <text:p text:style-name="P71"><draw:g text:anchor-type="paragraph" draw:z-index="1" draw:style-name="gr1"><draw:custom-shape draw:name="Shape1" draw:style-name="gr2" draw:text-style-name="P104" svg:width="10.19mm" svg:height="34.93mm" svg:x="43.46mm" svg:y="41.93mm"><text:p/><draw:enhanced-geometry svg:viewBox="0 0 21600 21600" draw:mirror-horizontal="false" draw:mirror-vertical="false" draw:type="rectangle" draw:enhanced-path="M 0 0 L 21600 0 21600 21600 0 21600 0 0 Z N"/></draw:custom-shape><draw:g draw:style-name="gr3"><draw:frame draw:name="Shape2" draw:style-name="gr4" draw:text-style-name="P106" svg:width="29.43mm" svg:height="5.79mm" svg:x="54.33mm" svg:y="41.45mm"><draw:text-box><text:p text:style-name="P105"><text:span text:style-name="T11">RWY:</text:span></text:p></draw:text-box></draw:frame><draw:frame draw:name="Shape2" draw:style-name="gr4" draw:text-style-name="P106" svg:width="29.43mm" svg:height="5.79mm" svg:x="54.33mm" svg:y="46.25mm"><draw:text-box><text:p text:style-name="P105"><text:span text:style-name="T11">TWY:</text:span></text:p></draw:text-box></draw:frame></draw:g><draw:g draw:style-name="gr3"><draw:frame draw:name="Shape2" draw:style-name="gr4" draw:text-style-name="P106" svg:width="31.09mm" svg:height="5.79mm" svg:x="54.33mm" svg:y="68.05mm"><draw:text-box><text:p text:style-name="P105"><text:span text:style-name="T11">RWY:</text:span></text:p></draw:text-box></draw:frame><draw:frame draw:name="Shape2" draw:style-name="gr4" draw:text-style-name="P106" svg:width="31.09mm" svg:height="5.79mm" svg:x="54.33mm" svg:y="72.97mm"><draw:text-box><text:p text:style-name="P105"><text:span text:style-name="T11">TWY:</text:span></text:p></draw:text-box></draw:frame></draw:g><draw:frame draw:name="Shape2" draw:style-name="gr4" draw:text-style-name="P106" svg:width="16.39mm" svg:height="5.79mm" svg:x="26.07mm" svg:y="41.93mm"><draw:text-box><text:p text:style-name="P105"><text:span text:style-name="T11">Takeoff</text:span></text:p></draw:text-box></draw:frame><draw:frame draw:name="Shape2" draw:style-name="gr4" draw:text-style-name="P106" svg:width="17.56mm" svg:height="5.79mm" svg:x="24.33mm" svg:y="68.53mm"><draw:text-box><text:p text:style-name="P105"><text:span text:style-name="T11">Landing</text:span></text:p></draw:text-box></draw:frame><draw:line draw:name="Shape4" draw:style-name="gr5" draw:text-style-name="P107" svg:x1="25.9mm" svg:y1="59.39mm" svg:x2="71.21mm" svg:y2="59.39mm"><text:p/></draw:line><draw:frame draw:name="Shape2" draw:style-name="gr6" draw:text-style-name="P109" svg:width="20.05mm" svg:height="10.71mm" svg:x="38.14mm" svg:y="11.13mm"><draw:text-box><text:p text:style-name="P108"><text:span text:style-name="T11">CLIMB:</text:span></text:p><text:p text:style-name="P108"><text:span text:style-name="T11">REPORT:</text:span></text:p></draw:text-box></draw:frame><draw:path draw:name="Shape5" draw:style-name="gr7" draw:text-style-name="P107" svg:width="15.53mm" svg:height="32.85mm" draw:transform="rotate (-1.5707963267949) translate (84.6490277777778mm 76.9231944444445mm)" svg:viewBox="0 0 1554 3286" svg:d="M0 3286c1603 0 1554-412 1554-399s0-2887 0-2887"><text:p/></draw:path><draw:path draw:name="Shape5" draw:style-name="gr7" draw:text-style-name="P107" svg:width="15.53mm" svg:height="32.85mm" draw:transform="rotate (1.5707963267949) translate (12.5588888888889mm 92.4647187793259mm)" svg:viewBox="0 0 1554 3286" svg:d="M1554 3286c-1603 0-1554-412-1554-399s0-2887 0-2887"><text:p/></draw:path><draw:path draw:name="Shape5" draw:style-name="gr8" draw:text-style-name="P107" svg:width="15.53mm" svg:height="25.09mm" draw:transform="rotate (-1.5707963267949) translate (76.1823611111111mm 25.9098645540074mm)" svg:viewBox="0 0 1554 2510" svg:d="M1554 2510c-1603 0-1554-314-1554-305 0 10 0-2205 0-2205"><text:p/></draw:path><draw:path draw:name="Shape5" draw:style-name="gr8" draw:text-style-name="P107" svg:width="15.53mm" svg:height="25.09mm" draw:transform="rotate (1.5707963267949) translate (20.8491666666667mm 41.4513888888889mm)" svg:viewBox="0 0 1554 2510" svg:d="M0 2510c1603 0 1554-314 1554-305 0 10 0-2205 0-2205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07-23T15:31:31.637189579</dc:date>
    <meta:editing-cycles>101</meta:editing-cycles>
    <meta:editing-duration>PT4H40M12S</meta:editing-duration>
    <meta:generator>LibreOffice/6.0.7.3$Linux_X86_64 LibreOffice_project/00m0$Build-3</meta:generator>
    <meta:document-statistic meta:table-count="6" meta:image-count="0" meta:object-count="0" meta:page-count="2" meta:paragraph-count="134" meta:word-count="174" meta:character-count="878" meta:non-whitespace-character-count="836"/>
  </office:meta>
</office:document-meta>
</file>